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백묵 돋움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52.76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63.41mm"/>
    </style:style>
    <style:style style:name="co4" style:family="table-column">
      <style:table-column-properties fo:break-before="auto" style:column-width="55.42mm"/>
    </style:style>
    <style:style style:name="co5" style:family="table-column">
      <style:table-column-properties fo:break-before="auto" style:column-width="116.96mm"/>
    </style:style>
    <style:style style:name="ro1" style:family="table-row">
      <style:table-row-properties style:row-height="20.62mm" fo:break-before="auto" style:use-optimal-row-height="false"/>
    </style:style>
    <style:style style:name="ro2" style:family="table-row">
      <style:table-row-properties style:row-height="11.62mm" fo:break-before="auto" style:use-optimal-row-height="false"/>
    </style:style>
    <style:style style:name="ro3" style:family="table-row">
      <style:table-row-properties style:row-height="13.21mm" fo:break-before="auto" style:use-optimal-row-height="false"/>
    </style:style>
    <style:style style:name="ro4" style:family="table-row">
      <style:table-row-properties style:row-height="15.33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Black Hills State University</text:p>
            <text:p>(교환 / 어학+정규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T 61 / PBT 500 / IELTS 5.5 / TOEIC 600</text:p>
          </table:table-cell>
          <table:table-cell office:value-type="string" calcext:value-type="string">
            <text:p>약 $3,500</text:p>
          </table:table-cell>
          <table:table-cell table:style-name="ce1" office:value-type="string" calcext:value-type="string">
            <text:p><text:a xlink:href="http://www.bhsu.edu/Admissions/Apply/International/IntensiveAcademicEnglish/tabid/11514/Default.aspx" xlink:type="simple">http://www.bhsu.edu/Admissions/Apply/International/IntensiveAcademicEnglish/tabid/11514/Default.aspx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leton State 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T 80 / IELTS 6.0</text:p>
          </table:table-cell>
          <table:table-cell office:value-type="string" calcext:value-type="string">
            <text:p>약 $2,000</text:p>
          </table:table-cell>
          <table:table-cell table:style-name="ce1" office:value-type="string" calcext:value-type="string">
            <text:p><text:a xlink:href="http://www.tarleton.edu/" xlink:type="simple">http://www.tarleton.edu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iel Colle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T 62 / IELTS 5.5</text:p>
          </table:table-cell>
          <table:table-cell office:value-type="string" calcext:value-type="string">
            <text:p>약 $3,500</text:p>
          </table:table-cell>
          <table:table-cell office:value-type="string" calcext:value-type="string">
            <text:p>www.thiel.edu/</text:p>
          </table:table-cell>
          <table:table-cell office:value-type="string" calcext:value-type="string">
            <text:p>학생회비, 문화체험비, 시설사용비 약 $1,500 납부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niversity of New mexico</text:p>
            <text:p>(교환 / 어학+정규)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학부 PBT 520 / IBT 68 / IELTS 6.0</text:p>
            <text:p>대학원 PBT 550 / IBT 79</text:p>
          </table:table-cell>
          <table:table-cell office:value-type="string" calcext:value-type="string">
            <text:p>약 $3,200</text:p>
          </table:table-cell>
          <table:table-cell table:style-name="ce1" office:value-type="string" calcext:value-type="string">
            <text:p><text:a xlink:href="https://studyabroad.unm.edu/exchange" xlink:type="simple">https://studyabroad.unm.edu/exchange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aldosta State 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T 69 / IELTS 6.0</text:p>
          </table:table-cell>
          <table:table-cell office:value-type="string" calcext:value-type="string">
            <text:p>약 $ 3,300</text:p>
            <text:p>(밀플랜포함)</text:p>
          </table:table-cell>
          <table:table-cell table:style-name="ce1" office:value-type="string" calcext:value-type="string">
            <text:p><text:a xlink:href="https://www.valdosta.edu/" xlink:type="simple">https://www.valdosta.edu/</text:a></text:p>
          </table:table-cell>
          <table:table-cell office:value-type="string" calcext:value-type="string">
            <text:p>강의List: http://www.valdosta.edu/administration/it/applications/sis/course-lists/</text:p>
            <text:p>Nursing, Education 분야는 수강 불가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rthern state univ</text:p>
          </table:table-cell>
          <table:table-cell table:number-columns-repeated="1023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백묵 돋움" svg:font-family="'백묵 돋움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백묵 돋움" style:font-family-asian="'백묵 돋움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3:22:05</meta:creation-date>
    <dc:date>2017-08-23T00:06:06.443100655</dc:date>
    <meta:generator>LibreOffice/5.1.6.2$Linux_X86_64 LibreOffice_project/10m0$Build-2</meta:generator>
    <meta:editing-duration>PT3M28S</meta:editing-duration>
    <meta:editing-cycles>5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